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 style:list-style-name="L1">
      <style:text-properties fo:font-size="14pt" style:font-size-asian="14pt" style:font-size-complex="14pt"/>
    </style:style>
    <style:style style:name="P3" style:family="paragraph" style:parent-style-name="Standard" style:list-style-name="L3">
      <style:text-properties fo:font-size="14pt" style:font-size-asian="14pt" style:font-size-complex="14pt"/>
    </style:style>
    <style:style style:name="P4" style:family="paragraph" style:parent-style-name="Standard" style:list-style-name="L4">
      <style:text-properties fo:font-size="14pt" style:font-size-asian="14pt" style:font-size-complex="14pt"/>
    </style:style>
    <style:style style:name="P5" style:family="paragraph" style:parent-style-name="Standard" style:list-style-name="L5">
      <style:text-properties fo:font-size="14pt" style:font-size-asian="14pt" style:font-size-complex="14pt"/>
    </style:style>
    <style:style style:name="P6" style:family="paragraph" style:parent-style-name="Standard" style:list-style-name="L6">
      <style:text-properties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Examen creación de tablas</text:p>
      <text:p text:style-name="P1"/>
      <text:p text:style-name="P1">Realiza los siguientes ejercicios prácticos en Mysql Workbench.</text:p>
      <text:p text:style-name="P1"/>
      <text:p text:style-name="P1"><text:span text:style-name="T1">Ejercicio 1.-</text:span> Crea una BD de nombre TIENDA. <text:span text:style-name="T1">(0,25 puntos)</text:span></text:p>
      <text:p text:style-name="P1"/>
      <text:p text:style-name="P1"><text:span text:style-name="T1">Ejercicio 2.-</text:span> Crea una tabla CLIENTES en la BD TIENDA con los siguientes contenidos <text:span text:style-name="T1">(5puntos)</text:span></text:p>
      <text:p text:style-name="P1"/>
      <text:list xml:id="list3794600720054669595" text:style-name="L1">
        <text:list-item>
          <text:p text:style-name="P2"><text:span text:style-name="T1">ID</text:span>: contenido de tipo numérico</text:p>
        </text:list-item>
      </text:list>
      <text:p text:style-name="P1"/>
      <text:p text:style-name="P1"><text:tab/>-El campo ID será un valor que incremente automáticamente a partir del <text:tab/>número 500 <text:tab/>(incluidos)</text:p>
      <text:p text:style-name="P1"/>
      <text:list xml:id="list162630814621741123" text:style-name="L3">
        <text:list-item>
          <text:p text:style-name="P3"><text:span text:style-name="T1">Nombre</text:span>: contenido de tipo caracteres (máximo 25 caracteres)</text:p>
        </text:list-item>
      </text:list>
      <text:p text:style-name="P1"/>
      <text:p text:style-name="P1"><text:tab/>-El campo Nombre no deberá contener ninguna vocal</text:p>
      <text:p text:style-name="P1"><text:tab/>-El campo nombre deberá contener menos de 3 letras “s”</text:p>
      <text:p text:style-name="P1"><text:tab/>-El campo Nombre no deberá contener más de 10 caracteres (mínimo)</text:p>
      <text:p text:style-name="P1"/>
      <text:list xml:id="list20629297" text:continue-numbering="true" text:style-name="L3">
        <text:list-item>
          <text:p text:style-name="P3"><text:span text:style-name="T1">Apellido:</text:span> contenido de tipo caracteres (máximo15 caracteres)</text:p>
        </text:list-item>
      </text:list>
      <text:p text:style-name="P1"/>
      <text:p text:style-name="P1"><text:tab/>-El campo apellido deberá contener mas de 5 caracteres</text:p>
      <text:p text:style-name="P1"><text:tab/>-El campo apellido no deberá terminar por la letra “s” ni por la letra “a”</text:p>
      <text:p text:style-name="P1"><text:tab/>-El campo apellido deberá ser distinto a “Zamora”, “Torres” y “Sánchez”</text:p>
      <text:p text:style-name="P1"/>
      <text:list xml:id="list20641035" text:continue-numbering="true" text:style-name="L3">
        <text:list-item>
          <text:p text:style-name="P3"><text:span text:style-name="T1">Altura: </text:span>contenido de tipo decimal (3 decimales)</text:p>
        </text:list-item>
      </text:list>
      <text:p text:style-name="P1"/>
      <text:p text:style-name="P1"><text:tab/>-El campo altura debe ser igual o mayor a 1</text:p>
      <text:p text:style-name="P1"><text:tab/>-El campo altura deberá ser menor que 2.5</text:p>
      <text:p text:style-name="P1"><text:tab/>-El campo altura no podrá contener un valor NULL</text:p>
      <text:p text:style-name="P1"/>
      <text:list xml:id="list20642557" text:continue-numbering="true" text:style-name="L3">
        <text:list-item>
          <text:p text:style-name="P3"><text:span text:style-name="T1">Orientación:</text:span> contenido con 2 valores posibles (Heterosexual y Homosexual)</text:p>
        </text:list-item>
      </text:list>
      <text:p text:style-name="P1"/>
      <text:p text:style-name="P1"><text:tab/>-El campo Orientación tendrá “otro” como valor por defecto</text:p>
      <text:p text:style-name="P1"><text:tab/>-El campo Orientación no podrá contener un valor NULL</text:p>
      <text:p text:style-name="P1"/>
      <text:p text:style-name="P1"/>
      <text:p text:style-name="P1"><text:span text:style-name="T1">Ejercicio 3.-</text:span> Crea una tabla ANIMALES en la BD TIENDA con los siguientes contenidos<text:span text:style-name="T1">(3puntos)</text:span></text:p>
      <text:p text:style-name="P1"/>
      <text:list xml:id="list3824069617194263331" text:style-name="L4">
        <text:list-item>
          <text:p text:style-name="P4"><text:span text:style-name="T1">ID: </text:span>contenido de tipo numérico</text:p>
          <text:p text:style-name="P4"/>
          <text:p text:style-name="P4">-El campo ID incrementará automáticamente</text:p>
          <text:list>
            <text:list-header>
              <text:p text:style-name="P4"><text:soft-page-break/><text:s text:c="122"/></text:p>
            </text:list-header>
          </text:list>
        </text:list-item>
        <text:list-item>
          <text:p text:style-name="P4"><text:span text:style-name="T1">Fecha: </text:span>contenido de tipo fecha</text:p>
        </text:list-item>
      </text:list>
      <text:p text:style-name="P1"/>
      <text:p text:style-name="P1"><text:tab/>-El campo fecha deberá tener un mes par</text:p>
      <text:p text:style-name="P1"><text:tab/>-El campo Fecha deberá tener un número de mes mayor que el año dividido <text:tab/>entre 100</text:p>
      <text:p text:style-name="P1"><text:tab/>-El campo fecha podrá contener un valor NULL</text:p>
      <text:p text:style-name="P1"/>
      <text:list xml:id="list20626773" text:continue-numbering="true" text:style-name="L4">
        <text:list-item>
          <text:p text:style-name="P4"><text:span text:style-name="T1">Raza:</text:span> contenido con 3 valores posibles (Pastor, Chihuahua o Bulldog)</text:p>
        </text:list-item>
      </text:list>
      <text:p text:style-name="P1"/>
      <text:p text:style-name="P1"><text:tab/>-El campo Tipo tendrá “Pastor” como valor por defecto</text:p>
      <text:p text:style-name="P1"/>
      <text:p text:style-name="P1"/>
      <text:p text:style-name="P1"><text:span text:style-name="T1">Ejercicio 4.-</text:span> Añade claves foráneas en la tabla ANIMALES <text:span text:style-name="T1">(1punto)</text:span></text:p>
      <text:p text:style-name="P1"/>
      <text:list xml:id="list2407829662361599187" text:style-name="L5">
        <text:list-item>
          <text:p text:style-name="P5">Añade una nueva columna Cliente1 en la table Animales;</text:p>
          <text:p text:style-name="P5"/>
          <text:list>
            <text:list-item>
              <text:p text:style-name="P5">El campo Cliente1 deberá ser de tipo numérico.</text:p>
            </text:list-item>
            <text:list-item>
              <text:p text:style-name="P5">El campo Cliente1 no podrá contener un valor NULL</text:p>
            </text:list-item>
          </text:list>
        </text:list-item>
      </text:list>
      <text:p text:style-name="P1"/>
      <text:list xml:id="list20623806" text:continue-numbering="true" text:style-name="L5">
        <text:list-item>
          <text:p text:style-name="P5">Añade una nueva columna Cliente2 en la tabla ANIMALES</text:p>
          <text:p text:style-name="P5"/>
          <text:list>
            <text:list-item>
              <text:p text:style-name="P5">El campo Cliente2 deberá ser de tipo numérico</text:p>
            </text:list-item>
            <text:list-item>
              <text:p text:style-name="P5">El campo Clliente2 no podrá contener un valor NULL</text:p>
            </text:list-item>
          </text:list>
        </text:list-item>
      </text:list>
      <text:p text:style-name="P1"/>
      <text:list xml:id="list20626053" text:continue-numbering="true" text:style-name="L5">
        <text:list-item>
          <text:p text:style-name="P5">Haz que la columna Cliente1 referencia a la cable primera de la tabla CLIENTES</text:p>
        </text:list-item>
        <text:list-item>
          <text:p text:style-name="P5">Haz que la columna cliente2 referencia a la clave primaria de la tabla CLIENTES</text:p>
        </text:list-item>
      </text:list>
      <text:p text:style-name="P1"/>
      <text:p text:style-name="P1"/>
      <text:p text:style-name="P1"><text:span text:style-name="T1">Ejercicio 5.-</text:span>Inserta 3 filas de datos en cada una de las tablas creadas anteriormente y comprueba que los datos se han insertado correctamente<text:span text:style-name="T1">(0,75punto)</text:span></text:p>
      <text:p text:style-name="P1"/>
      <text:list xml:id="list4194651756469668896" text:style-name="L6">
        <text:list-item>
          <text:p text:style-name="P6">Inserta solamente los DATOS INDISPENSABLES para que no salte ningún error en la propia insercció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2-29T23:56:01.60</meta:creation-date>
    <meta:document-statistic meta:table-count="0" meta:image-count="0" meta:object-count="0" meta:page-count="2" meta:paragraph-count="42" meta:word-count="424" meta:character-count="2618"/>
    <dc:date>2024-12-30T00:38:06.09</dc:date>
    <meta:editing-duration>PT8M54S</meta:editing-duration>
    <meta:editing-cycles>1</meta:editing-cycles>
    <meta:generator>OpenOffice/4.1.15$Win32 OpenOffice.org_project/4115m2$Build-9813</meta:generator>
  </office:meta>
</office:document-meta>
</file>